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8000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0000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 table:number-columns-spanned="4" table:number-rows-spanned="1">
            <text:p><text:s text:c="25"/>losowe numery %10000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<text:s text:c="26"/>posortowana rosnąco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<text:s text:c="24"/>posortowana malejąco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iwot</text:p>
          </table:table-cell>
          <table:table-cell office:value-type="string" calcext:value-type="string">
            <text:p>poczatek</text:p>
          </table:table-cell>
          <table:table-cell office:value-type="string" calcext:value-type="string">
            <text:p>srodek</text:p>
          </table:table-cell>
          <table:table-cell office:value-type="string" calcext:value-type="string">
            <text:p>koniec</text:p>
          </table:table-cell>
          <table:table-cell/>
          <table:table-cell office:value-type="string" calcext:value-type="string">
            <text:p>piwot</text:p>
          </table:table-cell>
          <table:table-cell office:value-type="string" calcext:value-type="string">
            <text:p>poczatek</text:p>
          </table:table-cell>
          <table:table-cell office:value-type="string" calcext:value-type="string">
            <text:p>srodek</text:p>
          </table:table-cell>
          <table:table-cell office:value-type="string" calcext:value-type="string">
            <text:p>koniec</text:p>
          </table:table-cell>
          <table:table-cell/>
          <table:table-cell office:value-type="string" calcext:value-type="string">
            <text:p>piwot</text:p>
          </table:table-cell>
          <table:table-cell office:value-type="string" calcext:value-type="string">
            <text:p>poczatek</text:p>
          </table:table-cell>
          <table:table-cell office:value-type="string" calcext:value-type="string">
            <text:p>srodek</text:p>
          </table:table-cell>
          <table:table-cell office:value-type="string" calcext:value-type="string">
            <text:p>koniec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3" calcext:value-type="float">
            <text:p>0.016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08" calcext:value-type="float">
            <text:p>0.108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1086" calcext:value-type="float">
            <text:p>0.108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9891" calcext:value-type="float">
            <text:p>1.9891</text:p>
          </table:table-cell>
          <table:table-cell office:value-type="float" office:value="0.0282" calcext:value-type="float">
            <text:p>0.0282</text:p>
          </table:table-cell>
          <table:table-cell office:value-type="float" office:value="1.8436" calcext:value-type="float">
            <text:p>1.843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62" calcext:value-type="float">
            <text:p>1.62</text:p>
          </table:table-cell>
          <table:table-cell office:value-type="float" office:value="0.0283" calcext:value-type="float">
            <text:p>0.0283</text:p>
          </table:table-cell>
          <table:table-cell office:value-type="float" office:value="1.7406" calcext:value-type="float">
            <text:p>1.740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3957" calcext:value-type="float">
            <text:p>1.3957</text:p>
          </table:table-cell>
          <table:table-cell office:value-type="float" office:value="1.593" calcext:value-type="float">
            <text:p>1.593</text:p>
          </table:table-cell>
          <table:table-cell office:value-type="float" office:value="1.4542" calcext:value-type="float">
            <text:p>1.454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68.9879" calcext:value-type="float">
            <text:p>168.9879</text:p>
          </table:table-cell>
          <table:table-cell office:value-type="float" office:value="0.4161" calcext:value-type="float">
            <text:p>0.4161</text:p>
          </table:table-cell>
          <table:table-cell office:value-type="float" office:value="206.3731" calcext:value-type="float">
            <text:p>206.373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72.3316" calcext:value-type="float">
            <text:p>172.3316</text:p>
          </table:table-cell>
          <table:table-cell office:value-type="float" office:value="0.5308" calcext:value-type="float">
            <text:p>0.5308</text:p>
          </table:table-cell>
          <table:table-cell office:value-type="float" office:value="168.9568" calcext:value-type="float">
            <text:p>168.956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3.3531" calcext:value-type="float">
            <text:p>23.3531</text:p>
          </table:table-cell>
          <table:table-cell office:value-type="float" office:value="18.086" calcext:value-type="float">
            <text:p>18.086</text:p>
          </table:table-cell>
          <table:table-cell office:value-type="float" office:value="18.8636" calcext:value-type="float">
            <text:p>18.8636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6457.32" calcext:value-type="float">
            <text:p>16457.32</text:p>
          </table:table-cell>
          <table:table-cell office:value-type="float" office:value="5.6332" calcext:value-type="float">
            <text:p>5.6332</text:p>
          </table:table-cell>
          <table:table-cell office:value-type="float" office:value="16748.16" calcext:value-type="float">
            <text:p>16748.16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5593.73" calcext:value-type="float">
            <text:p>15593.73</text:p>
          </table:table-cell>
          <table:table-cell office:value-type="float" office:value="6.8495" calcext:value-type="float">
            <text:p>6.8495</text:p>
          </table:table-cell>
          <table:table-cell office:value-type="float" office:value="1578.17" calcext:value-type="float">
            <text:p>1578.1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85.5871" calcext:value-type="float">
            <text:p>185.5871</text:p>
          </table:table-cell>
          <table:table-cell office:value-type="float" office:value="187.8146" calcext:value-type="float">
            <text:p>187.8146</text:p>
          </table:table-cell>
          <table:table-cell office:value-type="float" office:value="197.9131" calcext:value-type="float">
            <text:p>197.9131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  <table:table-cell office:value-type="float" office:value="72.06562" calcext:value-type="float">
            <text:p>72.06562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/>
          <table:table-cell office:value-type="float" office:value="65.076" calcext:value-type="float">
            <text:p>65.076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822.827" calcext:value-type="float">
            <text:p>1822.827</text:p>
          </table:table-cell>
          <table:table-cell office:value-type="float" office:value="17955.3" calcext:value-type="float">
            <text:p>17955.3</text:p>
          </table:table-cell>
          <table:table-cell office:value-type="float" office:value="1919.865" calcext:value-type="float">
            <text:p>1919.865</text:p>
          </table:table-cell>
          <table:table-cell/>
          <table:table-cell office:value-type="float" office:value="10000000" calcext:value-type="float">
            <text:p>10000000</text:p>
          </table:table-cell>
          <table:table-cell/>
          <table:table-cell office:value-type="float" office:value="759.4242" calcext:value-type="float">
            <text:p>759.4242</text:p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/>
          <table:table-cell office:value-type="float" office:value="692.9536" calcext:value-type="float">
            <text:p>692.9536</text:p>
          </table:table-cell>
          <table:table-cell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9649.72" calcext:value-type="float">
            <text:p>19649.72</text:p>
          </table:table-cell>
          <table:table-cell office:value-type="float" office:value="18787.86" calcext:value-type="float">
            <text:p>18787.86</text:p>
          </table:table-cell>
          <table:table-cell office:value-type="float" office:value="19126.57" calcext:value-type="float">
            <text:p>19126.57</text:p>
          </table:table-cell>
          <table:table-cell/>
          <table:table-cell office:value-type="float" office:value="100000000" calcext:value-type="float">
            <text:p>100000000</text:p>
          </table:table-cell>
          <table:table-cell/>
          <table:table-cell office:value-type="float" office:value="9460.442" calcext:value-type="float">
            <text:p>9460.442</text:p>
          </table:table-cell>
          <table:table-cell table:number-columns-repeated="2"/>
          <table:table-cell office:value-type="float" office:value="100000000" calcext:value-type="float">
            <text:p>100000000</text:p>
          </table:table-cell>
          <table:table-cell/>
          <table:table-cell office:value-type="float" office:value="7929.29" calcext:value-type="float">
            <text:p>7929.29</text:p>
          </table:table-cell>
          <table:table-cell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los pocz</text:p>
          </table:table-cell>
          <table:table-cell office:value-type="string" calcext:value-type="string">
            <text:p>los sr</text:p>
          </table:table-cell>
          <table:table-cell office:value-type="string" calcext:value-type="string">
            <text:p>los kon</text:p>
          </table:table-cell>
          <table:table-cell table:number-columns-repeated="2"/>
          <table:table-cell office:value-type="string" calcext:value-type="string">
            <text:p>ros pocz</text:p>
          </table:table-cell>
          <table:table-cell office:value-type="string" calcext:value-type="string">
            <text:p>los sr</text:p>
          </table:table-cell>
          <table:table-cell office:value-type="string" calcext:value-type="string">
            <text:p>los kon</text:p>
          </table:table-cell>
          <table:table-cell table:number-columns-repeated="2"/>
          <table:table-cell office:value-type="string" calcext:value-type="string">
            <text:p>mal pocz’</text:p>
          </table:table-cell>
          <table:table-cell office:value-type="string" calcext:value-type="string">
            <text:p>mal sr</text:p>
          </table:table-cell>
          <table:table-cell office:value-type="string" calcext:value-type="string">
            <text:p>mal kon</text:p>
          </table:table-cell>
          <table:table-cell/>
        </table:table-row>
        <table:table-row table:style-name="ro1">
          <table:table-cell table:number-columns-repeated="3" table:style-name="ce1" office:value-type="float" office:value="100" calcext:value-type="float">
            <text:p>100</text:p>
          </table:table-cell>
          <table:table-cell table:number-columns-repeated="2"/>
          <table:table-cell table:number-columns-repeated="3" table:style-name="ce1" office:value-type="float" office:value="100" calcext:value-type="float">
            <text:p>100</text:p>
          </table:table-cell>
          <table:table-cell table:number-columns-repeated="2"/>
          <table:table-cell table:number-columns-repeated="3" table:style-name="ce1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  <table:table-cell office:value-type="float" office:value="0.018" calcext:value-type="float">
            <text:p>0.01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8" calcext:value-type="float">
            <text:p>0.018</text:p>
          </table:table-cell>
          <table:table-cell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float" office:value="0.017" calcext:value-type="float">
            <text:p>0.01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9" calcext:value-type="float">
            <text:p>0.019</text:p>
          </table:table-cell>
          <table:table-cell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float" office:value="0.017" calcext:value-type="float">
            <text:p>0.01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8" calcext:value-type="float">
            <text:p>0.018</text:p>
          </table:table-cell>
          <table:table-cell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9" calcext:value-type="float">
            <text:p>0.009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float" office:value="0.017" calcext:value-type="float">
            <text:p>0.017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8" calcext:value-type="float">
            <text:p>0.018</text:p>
          </table:table-cell>
          <table:table-cell/>
        </table:table-row>
        <table:table-row table:style-name="ro1">
          <table:table-cell office:value-type="float" office:value="0.009" calcext:value-type="float">
            <text:p>0.009</text:p>
          </table:table-cell>
          <table:table-cell table:number-columns-repeated="2" office:value-type="float" office:value="0.008" calcext:value-type="float">
            <text:p>0.008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float" office:value="0.017" calcext:value-type="float">
            <text:p>0.017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8" calcext:value-type="float">
            <text:p>0.018</text:p>
          </table:table-cell>
          <table:table-cell/>
        </table:table-row>
        <table:table-row table:style-name="ro1">
          <table:table-cell office:value-type="float" office:value="0.009" calcext:value-type="float">
            <text:p>0.009</text:p>
          </table:table-cell>
          <table:table-cell table:number-columns-repeated="2" office:value-type="float" office:value="0.008" calcext:value-type="float">
            <text:p>0.008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 table:number-columns-repeated="2"/>
          <table:table-cell office:value-type="float" office:value="0.016" calcext:value-type="float">
            <text:p>0.01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6" calcext:value-type="float">
            <text:p>0.016</text:p>
          </table:table-cell>
          <table:table-cell/>
        </table:table-row>
        <table:table-row table:style-name="ro1">
          <table:table-cell table:style-name="ce2" table:formula="of:=SUM([.A17:.A26])/10" office:value-type="float" office:value="0.0095" calcext:value-type="float">
            <text:p>0.0095</text:p>
          </table:table-cell>
          <table:table-cell table:style-name="ce2" table:formula="of:=SUM([.B17:.B26])/10" office:value-type="float" office:value="0.0077" calcext:value-type="float">
            <text:p>0.0077</text:p>
          </table:table-cell>
          <table:table-cell table:style-name="ce2" table:formula="of:=SUM([.C17:.C26])/10" office:value-type="float" office:value="0.0083" calcext:value-type="float">
            <text:p>0.0083</text:p>
          </table:table-cell>
          <table:table-cell table:number-columns-repeated="2"/>
          <table:table-cell table:style-name="ce2" table:formula="of:=SUM([.F17:.F26])/10" office:value-type="float" office:value="0.0161" calcext:value-type="float">
            <text:p>0.0161</text:p>
          </table:table-cell>
          <table:table-cell table:style-name="ce2" table:formula="of:=SUM([.G17:.G26])/10" office:value-type="float" office:value="0.0022" calcext:value-type="float">
            <text:p>0.0022</text:p>
          </table:table-cell>
          <table:table-cell table:style-name="ce2" table:formula="of:=SUM([.H17:.H26])/10" office:value-type="float" office:value="0.0163" calcext:value-type="float">
            <text:p>0.0163</text:p>
          </table:table-cell>
          <table:table-cell table:number-columns-repeated="2"/>
          <table:table-cell table:style-name="ce2" table:formula="of:=SUM([.K17:.K26])/10" office:value-type="float" office:value="0.0166" calcext:value-type="float">
            <text:p>0.0166</text:p>
          </table:table-cell>
          <table:table-cell table:style-name="ce2" table:formula="of:=SUM([.L17:.L26])/10" office:value-type="float" office:value="0.0023" calcext:value-type="float">
            <text:p>0.0023</text:p>
          </table:table-cell>
          <table:table-cell table:style-name="ce2" table:formula="of:=SUM([.M17:.M26])/10" office:value-type="float" office:value="0.0171" calcext:value-type="float">
            <text:p>0.0171</text:p>
          </table:table-cell>
          <table:table-cell/>
        </table:table-row>
        <table:table-row table:style-name="ro1">
          <table:table-cell table:number-columns-repeated="3" table:style-name="ce3" office:value-type="float" office:value="1000" calcext:value-type="float">
            <text:p>1000</text:p>
          </table:table-cell>
          <table:table-cell table:number-columns-repeated="2"/>
          <table:table-cell table:number-columns-repeated="3" table:style-name="ce3" office:value-type="float" office:value="1000" calcext:value-type="float">
            <text:p>1000</text:p>
          </table:table-cell>
          <table:table-cell table:number-columns-repeated="2"/>
          <table:table-cell table:number-columns-repeated="3" table:style-name="ce3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0.109" calcext:value-type="float">
            <text:p>0.10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4" calcext:value-type="float">
            <text:p>0.124</text:p>
          </table:table-cell>
          <table:table-cell table:number-columns-repeated="2"/>
          <table:table-cell office:value-type="float" office:value="2.76" calcext:value-type="float">
            <text:p>2.76</text:p>
          </table:table-cell>
          <table:table-cell office:value-type="float" office:value="0.028" calcext:value-type="float">
            <text:p>0.028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1.513" calcext:value-type="float">
            <text:p>1.513</text:p>
          </table:table-cell>
          <table:table-cell office:value-type="float" office:value="0.03" calcext:value-type="float">
            <text:p>0.03</text:p>
          </table:table-cell>
          <table:table-cell office:value-type="float" office:value="1.547" calcext:value-type="float">
            <text:p>1.547</text:p>
          </table:table-cell>
          <table:table-cell/>
        </table:table-row>
        <table:table-row table:style-name="ro1">
          <table:table-cell office:value-type="float" office:value="0.107" calcext:value-type="float">
            <text:p>0.107</text:p>
          </table:table-cell>
          <table:table-cell office:value-type="float" office:value="0.1" calcext:value-type="float">
            <text:p>0.1</text:p>
          </table:table-cell>
          <table:table-cell office:value-type="float" office:value="0.105" calcext:value-type="float">
            <text:p>0.105</text:p>
          </table:table-cell>
          <table:table-cell table:number-columns-repeated="2"/>
          <table:table-cell office:value-type="float" office:value="1.543" calcext:value-type="float">
            <text:p>1.543</text:p>
          </table:table-cell>
          <table:table-cell office:value-type="float" office:value="0.03" calcext:value-type="float">
            <text:p>0.03</text:p>
          </table:table-cell>
          <table:table-cell office:value-type="float" office:value="1.477" calcext:value-type="float">
            <text:p>1.477</text:p>
          </table:table-cell>
          <table:table-cell table:number-columns-repeated="2"/>
          <table:table-cell office:value-type="float" office:value="1.523" calcext:value-type="float">
            <text:p>1.523</text:p>
          </table:table-cell>
          <table:table-cell office:value-type="float" office:value="0.03" calcext:value-type="float">
            <text:p>0.03</text:p>
          </table:table-cell>
          <table:table-cell office:value-type="float" office:value="1.479" calcext:value-type="float">
            <text:p>1.479</text:p>
          </table:table-cell>
          <table:table-cell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121" calcext:value-type="float">
            <text:p>0.121</text:p>
          </table:table-cell>
          <table:table-cell office:value-type="float" office:value="0.106" calcext:value-type="float">
            <text:p>0.106</text:p>
          </table:table-cell>
          <table:table-cell table:number-columns-repeated="2"/>
          <table:table-cell office:value-type="float" office:value="1.635" calcext:value-type="float">
            <text:p>1.635</text:p>
          </table:table-cell>
          <table:table-cell office:value-type="float" office:value="0.029" calcext:value-type="float">
            <text:p>0.029</text:p>
          </table:table-cell>
          <table:table-cell office:value-type="float" office:value="1.497" calcext:value-type="float">
            <text:p>1.497</text:p>
          </table:table-cell>
          <table:table-cell table:number-columns-repeated="2"/>
          <table:table-cell office:value-type="float" office:value="1.423" calcext:value-type="float">
            <text:p>1.423</text:p>
          </table:table-cell>
          <table:table-cell office:value-type="float" office:value="0.03" calcext:value-type="float">
            <text:p>0.03</text:p>
          </table:table-cell>
          <table:table-cell office:value-type="float" office:value="1.439" calcext:value-type="float">
            <text:p>1.439</text:p>
          </table:table-cell>
          <table:table-cell/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7" calcext:value-type="float">
            <text:p>0.107</text:p>
          </table:table-cell>
          <table:table-cell table:number-columns-repeated="2"/>
          <table:table-cell office:value-type="float" office:value="1.47" calcext:value-type="float">
            <text:p>1.47</text:p>
          </table:table-cell>
          <table:table-cell office:value-type="float" office:value="0.029" calcext:value-type="float">
            <text:p>0.029</text:p>
          </table:table-cell>
          <table:table-cell office:value-type="float" office:value="1.483" calcext:value-type="float">
            <text:p>1.483</text:p>
          </table:table-cell>
          <table:table-cell table:number-columns-repeated="2"/>
          <table:table-cell office:value-type="float" office:value="1.532" calcext:value-type="float">
            <text:p>1.532</text:p>
          </table:table-cell>
          <table:table-cell office:value-type="float" office:value="0.029" calcext:value-type="float">
            <text:p>0.029</text:p>
          </table:table-cell>
          <table:table-cell office:value-type="float" office:value="1.432" calcext:value-type="float">
            <text:p>1.432</text:p>
          </table:table-cell>
          <table:table-cell/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5" calcext:value-type="float">
            <text:p>0.105</text:p>
          </table:table-cell>
          <table:table-cell table:number-columns-repeated="2"/>
          <table:table-cell office:value-type="float" office:value="2.467" calcext:value-type="float">
            <text:p>2.467</text:p>
          </table:table-cell>
          <table:table-cell office:value-type="float" office:value="0.029" calcext:value-type="float">
            <text:p>0.029</text:p>
          </table:table-cell>
          <table:table-cell office:value-type="float" office:value="1.47" calcext:value-type="float">
            <text:p>1.47</text:p>
          </table:table-cell>
          <table:table-cell table:number-columns-repeated="2"/>
          <table:table-cell office:value-type="float" office:value="2.741" calcext:value-type="float">
            <text:p>2.741</text:p>
          </table:table-cell>
          <table:table-cell office:value-type="float" office:value="0.035" calcext:value-type="float">
            <text:p>0.035</text:p>
          </table:table-cell>
          <table:table-cell office:value-type="float" office:value="1.895" calcext:value-type="float">
            <text:p>1.895</text:p>
          </table:table-cell>
          <table:table-cell/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03" calcext:value-type="float">
            <text:p>0.103</text:p>
          </table:table-cell>
          <table:table-cell table:number-columns-repeated="2"/>
          <table:table-cell office:value-type="float" office:value="1.498" calcext:value-type="float">
            <text:p>1.498</text:p>
          </table:table-cell>
          <table:table-cell office:value-type="float" office:value="0.027" calcext:value-type="float">
            <text:p>0.027</text:p>
          </table:table-cell>
          <table:table-cell office:value-type="float" office:value="1.737" calcext:value-type="float">
            <text:p>1.737</text:p>
          </table:table-cell>
          <table:table-cell table:number-columns-repeated="2"/>
          <table:table-cell office:value-type="float" office:value="1.542" calcext:value-type="float">
            <text:p>1.542</text:p>
          </table:table-cell>
          <table:table-cell office:value-type="float" office:value="0.026" calcext:value-type="float">
            <text:p>0.026</text:p>
          </table:table-cell>
          <table:table-cell office:value-type="float" office:value="1.449" calcext:value-type="float">
            <text:p>1.449</text:p>
          </table:table-cell>
          <table:table-cell/>
        </table:table-row>
        <table:table-row table:style-name="ro1">
          <table:table-cell office:value-type="float" office:value="0.103" calcext:value-type="float">
            <text:p>0.103</text:p>
          </table:table-cell>
          <table:table-cell office:value-type="float" office:value="0.1" calcext:value-type="float">
            <text:p>0.1</text:p>
          </table:table-cell>
          <table:table-cell office:value-type="float" office:value="0.128" calcext:value-type="float">
            <text:p>0.128</text:p>
          </table:table-cell>
          <table:table-cell table:number-columns-repeated="2"/>
          <table:table-cell office:value-type="float" office:value="1.467" calcext:value-type="float">
            <text:p>1.467</text:p>
          </table:table-cell>
          <table:table-cell office:value-type="float" office:value="0.027" calcext:value-type="float">
            <text:p>0.027</text:p>
          </table:table-cell>
          <table:table-cell office:value-type="float" office:value="1.764" calcext:value-type="float">
            <text:p>1.764</text:p>
          </table:table-cell>
          <table:table-cell table:number-columns-repeated="2"/>
          <table:table-cell office:value-type="float" office:value="1.464" calcext:value-type="float">
            <text:p>1.464</text:p>
          </table:table-cell>
          <table:table-cell office:value-type="float" office:value="0.025" calcext:value-type="float">
            <text:p>0.025</text:p>
          </table:table-cell>
          <table:table-cell office:value-type="float" office:value="1.704" calcext:value-type="float">
            <text:p>1.704</text:p>
          </table:table-cell>
          <table:table-cell/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02" calcext:value-type="float">
            <text:p>0.102</text:p>
          </table:table-cell>
          <table:table-cell table:number-columns-repeated="2"/>
          <table:table-cell office:value-type="float" office:value="1.442" calcext:value-type="float">
            <text:p>1.442</text:p>
          </table:table-cell>
          <table:table-cell office:value-type="float" office:value="0.027" calcext:value-type="float">
            <text:p>0.027</text:p>
          </table:table-cell>
          <table:table-cell office:value-type="float" office:value="1.59" calcext:value-type="float">
            <text:p>1.59</text:p>
          </table:table-cell>
          <table:table-cell table:number-columns-repeated="2"/>
          <table:table-cell office:value-type="float" office:value="1.425" calcext:value-type="float">
            <text:p>1.425</text:p>
          </table:table-cell>
          <table:table-cell office:value-type="float" office:value="0.026" calcext:value-type="float">
            <text:p>0.026</text:p>
          </table:table-cell>
          <table:table-cell office:value-type="float" office:value="1.455" calcext:value-type="float">
            <text:p>1.455</text:p>
          </table:table-cell>
          <table:table-cell/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2" calcext:value-type="float">
            <text:p>0.102</text:p>
          </table:table-cell>
          <table:table-cell table:number-columns-repeated="2"/>
          <table:table-cell office:value-type="float" office:value="1.514" calcext:value-type="float">
            <text:p>1.514</text:p>
          </table:table-cell>
          <table:table-cell office:value-type="float" office:value="0.028" calcext:value-type="float">
            <text:p>0.028</text:p>
          </table:table-cell>
          <table:table-cell office:value-type="float" office:value="1.655" calcext:value-type="float">
            <text:p>1.655</text:p>
          </table:table-cell>
          <table:table-cell table:number-columns-repeated="2"/>
          <table:table-cell office:value-type="float" office:value="1.517" calcext:value-type="float">
            <text:p>1.517</text:p>
          </table:table-cell>
          <table:table-cell office:value-type="float" office:value="0.026" calcext:value-type="float">
            <text:p>0.026</text:p>
          </table:table-cell>
          <table:table-cell office:value-type="float" office:value="1.971" calcext:value-type="float">
            <text:p>1.971</text:p>
          </table:table-cell>
          <table:table-cell/>
        </table:table-row>
        <table:table-row table:style-name="ro1">
          <table:table-cell office:value-type="float" office:value="0.103" calcext:value-type="float">
            <text:p>0.103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4" calcext:value-type="float">
            <text:p>0.104</text:p>
          </table:table-cell>
          <table:table-cell table:number-columns-repeated="2"/>
          <table:table-cell office:value-type="float" office:value="4.095" calcext:value-type="float">
            <text:p>4.095</text:p>
          </table:table-cell>
          <table:table-cell office:value-type="float" office:value="0.028" calcext:value-type="float">
            <text:p>0.028</text:p>
          </table:table-cell>
          <table:table-cell office:value-type="float" office:value="1.563" calcext:value-type="float">
            <text:p>1.563</text:p>
          </table:table-cell>
          <table:table-cell table:number-columns-repeated="2"/>
          <table:table-cell office:value-type="float" office:value="1.52" calcext:value-type="float">
            <text:p>1.52</text:p>
          </table:table-cell>
          <table:table-cell office:value-type="float" office:value="0.026" calcext:value-type="float">
            <text:p>0.026</text:p>
          </table:table-cell>
          <table:table-cell office:value-type="float" office:value="3.035" calcext:value-type="float">
            <text:p>3.035</text:p>
          </table:table-cell>
          <table:table-cell/>
        </table:table-row>
        <table:table-row table:style-name="ro1">
          <table:table-cell table:style-name="ce4" table:formula="of:=SUM([.A29:.A38])/10" office:value-type="float" office:value="0.108" calcext:value-type="float">
            <text:p>0.108</text:p>
          </table:table-cell>
          <table:table-cell table:style-name="ce2" table:formula="of:=SUM([.B29:.B38])/10" office:value-type="float" office:value="0.1078" calcext:value-type="float">
            <text:p>0.1078</text:p>
          </table:table-cell>
          <table:table-cell table:style-name="ce2" table:formula="of:=SUM([.C29:.C38])/10" office:value-type="float" office:value="0.1086" calcext:value-type="float">
            <text:p>0.1086</text:p>
          </table:table-cell>
          <table:table-cell table:number-columns-repeated="2"/>
          <table:table-cell table:style-name="ce2" table:formula="of:=SUM([.F29:.F38])/10" office:value-type="float" office:value="1.9891" calcext:value-type="float">
            <text:p>1.9891</text:p>
          </table:table-cell>
          <table:table-cell table:style-name="ce2" table:formula="of:=SUM([.G29:.G38])/10" office:value-type="float" office:value="0.0282" calcext:value-type="float">
            <text:p>0.0282</text:p>
          </table:table-cell>
          <table:table-cell table:style-name="ce2" table:formula="of:=SUM([.H29:.H38])/10" office:value-type="float" office:value="1.8436" calcext:value-type="float">
            <text:p>1.8436</text:p>
          </table:table-cell>
          <table:table-cell table:number-columns-repeated="2"/>
          <table:table-cell table:style-name="ce2" table:formula="of:=SUM([.K29:.K38])/10" office:value-type="float" office:value="1.62" calcext:value-type="float">
            <text:p>1.62</text:p>
          </table:table-cell>
          <table:table-cell table:style-name="ce2" table:formula="of:=SUM([.L29:.L38])/10" office:value-type="float" office:value="0.0283" calcext:value-type="float">
            <text:p>0.0283</text:p>
          </table:table-cell>
          <table:table-cell table:style-name="ce2" table:formula="of:=SUM([.M29:.M38])/10" office:value-type="float" office:value="1.7406" calcext:value-type="float">
            <text:p>1.7406</text:p>
          </table:table-cell>
          <table:table-cell/>
        </table:table-row>
        <table:table-row table:style-name="ro1">
          <table:table-cell table:number-columns-repeated="3" table:style-name="ce3" office:value-type="float" office:value="10000" calcext:value-type="float">
            <text:p>10000</text:p>
          </table:table-cell>
          <table:table-cell table:number-columns-repeated="2"/>
          <table:table-cell table:number-columns-repeated="3" table:style-name="ce3" office:value-type="float" office:value="10000" calcext:value-type="float">
            <text:p>10000</text:p>
          </table:table-cell>
          <table:table-cell table:number-columns-repeated="2"/>
          <table:table-cell table:number-columns-repeated="3" table:style-name="ce3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1.321" calcext:value-type="float">
            <text:p>1.321</text:p>
          </table:table-cell>
          <table:table-cell office:value-type="float" office:value="1.325" calcext:value-type="float">
            <text:p>1.325</text:p>
          </table:table-cell>
          <table:table-cell table:number-columns-repeated="2"/>
          <table:table-cell office:value-type="float" office:value="162.267" calcext:value-type="float">
            <text:p>162.267</text:p>
          </table:table-cell>
          <table:table-cell office:value-type="float" office:value="0.374" calcext:value-type="float">
            <text:p>0.374</text:p>
          </table:table-cell>
          <table:table-cell office:value-type="float" office:value="166.572" calcext:value-type="float">
            <text:p>166.572</text:p>
          </table:table-cell>
          <table:table-cell table:number-columns-repeated="2"/>
          <table:table-cell office:value-type="float" office:value="177.614" calcext:value-type="float">
            <text:p>177.614</text:p>
          </table:table-cell>
          <table:table-cell office:value-type="float" office:value="1.814" calcext:value-type="float">
            <text:p>1.814</text:p>
          </table:table-cell>
          <table:table-cell office:value-type="float" office:value="147.523" calcext:value-type="float">
            <text:p>147.523</text:p>
          </table:table-cell>
          <table:table-cell/>
        </table:table-row>
        <table:table-row table:style-name="ro1">
          <table:table-cell office:value-type="float" office:value="1.972" calcext:value-type="float">
            <text:p>1.972</text:p>
          </table:table-cell>
          <table:table-cell office:value-type="float" office:value="3.015" calcext:value-type="float">
            <text:p>3.015</text:p>
          </table:table-cell>
          <table:table-cell office:value-type="float" office:value="1.802" calcext:value-type="float">
            <text:p>1.802</text:p>
          </table:table-cell>
          <table:table-cell table:number-columns-repeated="2"/>
          <table:table-cell office:value-type="float" office:value="176.019" calcext:value-type="float">
            <text:p>176.019</text:p>
          </table:table-cell>
          <table:table-cell office:value-type="float" office:value="0.361" calcext:value-type="float">
            <text:p>0.361</text:p>
          </table:table-cell>
          <table:table-cell office:value-type="float" office:value="171.558" calcext:value-type="float">
            <text:p>171.558</text:p>
          </table:table-cell>
          <table:table-cell table:number-columns-repeated="2"/>
          <table:table-cell office:value-type="float" office:value="164.167" calcext:value-type="float">
            <text:p>164.167</text:p>
          </table:table-cell>
          <table:table-cell office:value-type="float" office:value="0.438" calcext:value-type="float">
            <text:p>0.438</text:p>
          </table:table-cell>
          <table:table-cell office:value-type="float" office:value="172.574" calcext:value-type="float">
            <text:p>172.574</text:p>
          </table:table-cell>
          <table:table-cell/>
        </table:table-row>
        <table:table-row table:style-name="ro1">
          <table:table-cell office:value-type="float" office:value="1.358" calcext:value-type="float">
            <text:p>1.358</text:p>
          </table:table-cell>
          <table:table-cell office:value-type="float" office:value="1.307" calcext:value-type="float">
            <text:p>1.307</text:p>
          </table:table-cell>
          <table:table-cell office:value-type="float" office:value="1.346" calcext:value-type="float">
            <text:p>1.346</text:p>
          </table:table-cell>
          <table:table-cell table:number-columns-repeated="2"/>
          <table:table-cell office:value-type="float" office:value="163.382" calcext:value-type="float">
            <text:p>163.382</text:p>
          </table:table-cell>
          <table:table-cell office:value-type="float" office:value="0.379" calcext:value-type="float">
            <text:p>0.379</text:p>
          </table:table-cell>
          <table:table-cell office:value-type="float" office:value="192.153" calcext:value-type="float">
            <text:p>192.153</text:p>
          </table:table-cell>
          <table:table-cell table:number-columns-repeated="2"/>
          <table:table-cell office:value-type="float" office:value="165.931" calcext:value-type="float">
            <text:p>165.931</text:p>
          </table:table-cell>
          <table:table-cell office:value-type="float" office:value="0.373" calcext:value-type="float">
            <text:p>0.373</text:p>
          </table:table-cell>
          <table:table-cell office:value-type="float" office:value="167.195" calcext:value-type="float">
            <text:p>167.195</text:p>
          </table:table-cell>
          <table:table-cell/>
        </table:table-row>
        <table:table-row table:style-name="ro1">
          <table:table-cell office:value-type="float" office:value="1.324" calcext:value-type="float">
            <text:p>1.324</text:p>
          </table:table-cell>
          <table:table-cell office:value-type="float" office:value="1.637" calcext:value-type="float">
            <text:p>1.637</text:p>
          </table:table-cell>
          <table:table-cell office:value-type="float" office:value="1.403" calcext:value-type="float">
            <text:p>1.403</text:p>
          </table:table-cell>
          <table:table-cell table:number-columns-repeated="2"/>
          <table:table-cell office:value-type="float" office:value="166.513" calcext:value-type="float">
            <text:p>166.513</text:p>
          </table:table-cell>
          <table:table-cell office:value-type="float" office:value="0.504" calcext:value-type="float">
            <text:p>0.504</text:p>
          </table:table-cell>
          <table:table-cell office:value-type="float" office:value="164.073" calcext:value-type="float">
            <text:p>164.073</text:p>
          </table:table-cell>
          <table:table-cell table:number-columns-repeated="2"/>
          <table:table-cell office:value-type="float" office:value="165.754" calcext:value-type="float">
            <text:p>165.754</text:p>
          </table:table-cell>
          <table:table-cell office:value-type="float" office:value="0.38" calcext:value-type="float">
            <text:p>0.38</text:p>
          </table:table-cell>
          <table:table-cell office:value-type="float" office:value="159.173" calcext:value-type="float">
            <text:p>159.173</text:p>
          </table:table-cell>
          <table:table-cell/>
        </table:table-row>
        <table:table-row table:style-name="ro1">
          <table:table-cell office:value-type="float" office:value="1.358" calcext:value-type="float">
            <text:p>1.358</text:p>
          </table:table-cell>
          <table:table-cell office:value-type="float" office:value="1.333" calcext:value-type="float">
            <text:p>1.333</text:p>
          </table:table-cell>
          <table:table-cell office:value-type="float" office:value="1.378" calcext:value-type="float">
            <text:p>1.378</text:p>
          </table:table-cell>
          <table:table-cell table:number-columns-repeated="2"/>
          <table:table-cell office:value-type="float" office:value="176.431" calcext:value-type="float">
            <text:p>176.431</text:p>
          </table:table-cell>
          <table:table-cell office:value-type="float" office:value="0.466" calcext:value-type="float">
            <text:p>0.466</text:p>
          </table:table-cell>
          <table:table-cell office:value-type="float" office:value="177.877" calcext:value-type="float">
            <text:p>177.877</text:p>
          </table:table-cell>
          <table:table-cell table:number-columns-repeated="2"/>
          <table:table-cell office:value-type="float" office:value="163.858" calcext:value-type="float">
            <text:p>163.858</text:p>
          </table:table-cell>
          <table:table-cell office:value-type="float" office:value="0.396" calcext:value-type="float">
            <text:p>0.396</text:p>
          </table:table-cell>
          <table:table-cell office:value-type="float" office:value="161.264" calcext:value-type="float">
            <text:p>161.264</text:p>
          </table:table-cell>
          <table:table-cell/>
        </table:table-row>
        <table:table-row table:style-name="ro1">
          <table:table-cell office:value-type="float" office:value="1.328" calcext:value-type="float">
            <text:p>1.328</text:p>
          </table:table-cell>
          <table:table-cell office:value-type="float" office:value="1.686" calcext:value-type="float">
            <text:p>1.686</text:p>
          </table:table-cell>
          <table:table-cell office:value-type="float" office:value="1.773" calcext:value-type="float">
            <text:p>1.773</text:p>
          </table:table-cell>
          <table:table-cell table:number-columns-repeated="2"/>
          <table:table-cell office:value-type="float" office:value="166.149" calcext:value-type="float">
            <text:p>166.149</text:p>
          </table:table-cell>
          <table:table-cell office:value-type="float" office:value="0.478" calcext:value-type="float">
            <text:p>0.478</text:p>
          </table:table-cell>
          <table:table-cell office:value-type="float" office:value="174.65" calcext:value-type="float">
            <text:p>174.65</text:p>
          </table:table-cell>
          <table:table-cell table:number-columns-repeated="2"/>
          <table:table-cell office:value-type="float" office:value="170.653" calcext:value-type="float">
            <text:p>170.653</text:p>
          </table:table-cell>
          <table:table-cell office:value-type="float" office:value="0.397" calcext:value-type="float">
            <text:p>0.397</text:p>
          </table:table-cell>
          <table:table-cell office:value-type="float" office:value="200.322" calcext:value-type="float">
            <text:p>200.322</text:p>
          </table:table-cell>
          <table:table-cell/>
        </table:table-row>
        <table:table-row table:style-name="ro1">
          <table:table-cell office:value-type="float" office:value="1.343" calcext:value-type="float">
            <text:p>1.343</text:p>
          </table:table-cell>
          <table:table-cell office:value-type="float" office:value="1.475" calcext:value-type="float">
            <text:p>1.475</text:p>
          </table:table-cell>
          <table:table-cell office:value-type="float" office:value="1.343" calcext:value-type="float">
            <text:p>1.343</text:p>
          </table:table-cell>
          <table:table-cell table:number-columns-repeated="2"/>
          <table:table-cell office:value-type="float" office:value="191.372" calcext:value-type="float">
            <text:p>191.372</text:p>
          </table:table-cell>
          <table:table-cell office:value-type="float" office:value="0.391" calcext:value-type="float">
            <text:p>0.391</text:p>
          </table:table-cell>
          <table:table-cell office:value-type="float" office:value="163.618" calcext:value-type="float">
            <text:p>163.618</text:p>
          </table:table-cell>
          <table:table-cell table:number-columns-repeated="2"/>
          <table:table-cell office:value-type="float" office:value="177.989" calcext:value-type="float">
            <text:p>177.989</text:p>
          </table:table-cell>
          <table:table-cell office:value-type="float" office:value="0.362" calcext:value-type="float">
            <text:p>0.362</text:p>
          </table:table-cell>
          <table:table-cell office:value-type="float" office:value="171.351" calcext:value-type="float">
            <text:p>171.351</text:p>
          </table:table-cell>
          <table:table-cell/>
        </table:table-row>
        <table:table-row table:style-name="ro1">
          <table:table-cell office:value-type="float" office:value="1.328" calcext:value-type="float">
            <text:p>1.328</text:p>
          </table:table-cell>
          <table:table-cell office:value-type="float" office:value="1.405" calcext:value-type="float">
            <text:p>1.405</text:p>
          </table:table-cell>
          <table:table-cell office:value-type="float" office:value="1.478" calcext:value-type="float">
            <text:p>1.478</text:p>
          </table:table-cell>
          <table:table-cell table:number-columns-repeated="2"/>
          <table:table-cell office:value-type="float" office:value="164.038" calcext:value-type="float">
            <text:p>164.038</text:p>
          </table:table-cell>
          <table:table-cell office:value-type="float" office:value="0.411" calcext:value-type="float">
            <text:p>0.411</text:p>
          </table:table-cell>
          <table:table-cell office:value-type="float" office:value="285.495" calcext:value-type="float">
            <text:p>285.495</text:p>
          </table:table-cell>
          <table:table-cell table:number-columns-repeated="2"/>
          <table:table-cell office:value-type="float" office:value="171.792" calcext:value-type="float">
            <text:p>171.792</text:p>
          </table:table-cell>
          <table:table-cell office:value-type="float" office:value="0.374" calcext:value-type="float">
            <text:p>0.374</text:p>
          </table:table-cell>
          <table:table-cell office:value-type="float" office:value="171.476" calcext:value-type="float">
            <text:p>171.476</text:p>
          </table:table-cell>
          <table:table-cell/>
        </table:table-row>
        <table:table-row table:style-name="ro1">
          <table:table-cell office:value-type="float" office:value="1.328" calcext:value-type="float">
            <text:p>1.328</text:p>
          </table:table-cell>
          <table:table-cell office:value-type="float" office:value="1.278" calcext:value-type="float">
            <text:p>1.278</text:p>
          </table:table-cell>
          <table:table-cell office:value-type="float" office:value="1.373" calcext:value-type="float">
            <text:p>1.373</text:p>
          </table:table-cell>
          <table:table-cell table:number-columns-repeated="2"/>
          <table:table-cell office:value-type="float" office:value="160.387" calcext:value-type="float">
            <text:p>160.387</text:p>
          </table:table-cell>
          <table:table-cell office:value-type="float" office:value="0.391" calcext:value-type="float">
            <text:p>0.391</text:p>
          </table:table-cell>
          <table:table-cell office:value-type="float" office:value="337.729" calcext:value-type="float">
            <text:p>337.729</text:p>
          </table:table-cell>
          <table:table-cell table:number-columns-repeated="2"/>
          <table:table-cell office:value-type="float" office:value="180.582" calcext:value-type="float">
            <text:p>180.582</text:p>
          </table:table-cell>
          <table:table-cell office:value-type="float" office:value="0.41" calcext:value-type="float">
            <text:p>0.41</text:p>
          </table:table-cell>
          <table:table-cell office:value-type="float" office:value="168.368" calcext:value-type="float">
            <text:p>168.368</text:p>
          </table:table-cell>
          <table:table-cell/>
        </table:table-row>
        <table:table-row table:style-name="ro1">
          <table:table-cell office:value-type="float" office:value="1.308" calcext:value-type="float">
            <text:p>1.308</text:p>
          </table:table-cell>
          <table:table-cell office:value-type="float" office:value="1.473" calcext:value-type="float">
            <text:p>1.473</text:p>
          </table:table-cell>
          <table:table-cell office:value-type="float" office:value="1.321" calcext:value-type="float">
            <text:p>1.321</text:p>
          </table:table-cell>
          <table:table-cell table:number-columns-repeated="2"/>
          <table:table-cell office:value-type="float" office:value="163.321" calcext:value-type="float">
            <text:p>163.321</text:p>
          </table:table-cell>
          <table:table-cell office:value-type="float" office:value="0.406" calcext:value-type="float">
            <text:p>0.406</text:p>
          </table:table-cell>
          <table:table-cell office:value-type="float" office:value="230.006" calcext:value-type="float">
            <text:p>230.006</text:p>
          </table:table-cell>
          <table:table-cell table:number-columns-repeated="2"/>
          <table:table-cell office:value-type="float" office:value="184.976" calcext:value-type="float">
            <text:p>184.976</text:p>
          </table:table-cell>
          <table:table-cell office:value-type="float" office:value="0.364" calcext:value-type="float">
            <text:p>0.364</text:p>
          </table:table-cell>
          <table:table-cell office:value-type="float" office:value="170.012" calcext:value-type="float">
            <text:p>170.012</text:p>
          </table:table-cell>
          <table:table-cell/>
        </table:table-row>
        <table:table-row table:style-name="ro1">
          <table:table-cell table:style-name="ce2" table:formula="of:=SUM([.A41:.A50])/10" office:value-type="float" office:value="1.3957" calcext:value-type="float">
            <text:p>1.3957</text:p>
          </table:table-cell>
          <table:table-cell table:style-name="ce2" table:formula="of:=SUM([.B41:.B50])/10" office:value-type="float" office:value="1.593" calcext:value-type="float">
            <text:p>1.593</text:p>
          </table:table-cell>
          <table:table-cell table:style-name="ce2" table:formula="of:=SUM([.C41:.C50])/10" office:value-type="float" office:value="1.4542" calcext:value-type="float">
            <text:p>1.4542</text:p>
          </table:table-cell>
          <table:table-cell table:number-columns-repeated="2"/>
          <table:table-cell table:style-name="ce2" table:formula="of:=SUM([.F41:.F50])/10" office:value-type="float" office:value="168.9879" calcext:value-type="float">
            <text:p>168.9879</text:p>
          </table:table-cell>
          <table:table-cell table:style-name="ce2" table:formula="of:=SUM([.G41:.G50])/10" office:value-type="float" office:value="0.4161" calcext:value-type="float">
            <text:p>0.4161</text:p>
          </table:table-cell>
          <table:table-cell table:style-name="ce2" table:formula="of:=SUM([.H41:.H50])/10" office:value-type="float" office:value="206.3731" calcext:value-type="float">
            <text:p>206.3731</text:p>
          </table:table-cell>
          <table:table-cell table:number-columns-repeated="2"/>
          <table:table-cell table:style-name="ce2" table:formula="of:=SUM([.K41:.K50])/10" office:value-type="float" office:value="172.3316" calcext:value-type="float">
            <text:p>172.3316</text:p>
          </table:table-cell>
          <table:table-cell table:style-name="ce2" table:formula="of:=SUM([.L41:.L50])/10" office:value-type="float" office:value="0.5308" calcext:value-type="float">
            <text:p>0.5308</text:p>
          </table:table-cell>
          <table:table-cell table:style-name="ce2" table:formula="of:=SUM([.M41:.M50])/10" office:value-type="float" office:value="168.9258" calcext:value-type="float">
            <text:p>168.9258</text:p>
          </table:table-cell>
          <table:table-cell/>
        </table:table-row>
        <table:table-row table:style-name="ro1">
          <table:table-cell table:number-columns-repeated="3" table:style-name="ce3" office:value-type="float" office:value="100000" calcext:value-type="float">
            <text:p>100000</text:p>
          </table:table-cell>
          <table:table-cell table:number-columns-repeated="2"/>
          <table:table-cell table:number-columns-repeated="3" table:style-name="ce3" office:value-type="float" office:value="100000" calcext:value-type="float">
            <text:p>100000</text:p>
          </table:table-cell>
          <table:table-cell table:number-columns-repeated="2"/>
          <table:table-cell table:number-columns-repeated="3" table:style-name="ce3"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float" office:value="17.414" calcext:value-type="float">
            <text:p>17.414</text:p>
          </table:table-cell>
          <table:table-cell office:value-type="float" office:value="16.716" calcext:value-type="float">
            <text:p>16.716</text:p>
          </table:table-cell>
          <table:table-cell office:value-type="float" office:value="17.664" calcext:value-type="float">
            <text:p>17.664</text:p>
          </table:table-cell>
          <table:table-cell table:number-columns-repeated="2"/>
          <table:table-cell office:value-type="float" office:value="18411.5" calcext:value-type="float">
            <text:p>18411.5</text:p>
          </table:table-cell>
          <table:table-cell office:value-type="float" office:value="5.381" calcext:value-type="float">
            <text:p>5.381</text:p>
          </table:table-cell>
          <table:table-cell office:value-type="float" office:value="18713.4" calcext:value-type="float">
            <text:p>18713.4</text:p>
          </table:table-cell>
          <table:table-cell table:number-columns-repeated="2"/>
          <table:table-cell office:value-type="float" office:value="14974.1" calcext:value-type="float">
            <text:p>14974.1</text:p>
          </table:table-cell>
          <table:table-cell office:value-type="float" office:value="4.963" calcext:value-type="float">
            <text:p>4.963</text:p>
          </table:table-cell>
          <table:table-cell office:value-type="float" office:value="17609.9" calcext:value-type="float">
            <text:p>17609.9</text:p>
          </table:table-cell>
          <table:table-cell/>
        </table:table-row>
        <table:table-row table:style-name="ro1">
          <table:table-cell office:value-type="float" office:value="24.747" calcext:value-type="float">
            <text:p>24.747</text:p>
          </table:table-cell>
          <table:table-cell office:value-type="float" office:value="18.049" calcext:value-type="float">
            <text:p>18.049</text:p>
          </table:table-cell>
          <table:table-cell office:value-type="float" office:value="19.609" calcext:value-type="float">
            <text:p>19.609</text:p>
          </table:table-cell>
          <table:table-cell table:number-columns-repeated="2"/>
          <table:table-cell office:value-type="float" office:value="18325" calcext:value-type="float">
            <text:p>18325</text:p>
          </table:table-cell>
          <table:table-cell office:value-type="float" office:value="4.773" calcext:value-type="float">
            <text:p>4.773</text:p>
          </table:table-cell>
          <table:table-cell office:value-type="float" office:value="17913.2" calcext:value-type="float">
            <text:p>17913.2</text:p>
          </table:table-cell>
          <table:table-cell table:number-columns-repeated="2"/>
          <table:table-cell office:value-type="float" office:value="15214.2" calcext:value-type="float">
            <text:p>15214.2</text:p>
          </table:table-cell>
          <table:table-cell office:value-type="float" office:value="6.072" calcext:value-type="float">
            <text:p>6.072</text:p>
          </table:table-cell>
          <table:table-cell office:value-type="float" office:value="15840.4" calcext:value-type="float">
            <text:p>15840.4</text:p>
          </table:table-cell>
          <table:table-cell/>
        </table:table-row>
        <table:table-row table:style-name="ro1">
          <table:table-cell office:value-type="float" office:value="16.665" calcext:value-type="float">
            <text:p>16.665</text:p>
          </table:table-cell>
          <table:table-cell office:value-type="float" office:value="18.942" calcext:value-type="float">
            <text:p>18.942</text:p>
          </table:table-cell>
          <table:table-cell office:value-type="float" office:value="19.08" calcext:value-type="float">
            <text:p>19.08</text:p>
          </table:table-cell>
          <table:table-cell table:number-columns-repeated="2"/>
          <table:table-cell office:value-type="float" office:value="16061.8" calcext:value-type="float">
            <text:p>16061.8</text:p>
          </table:table-cell>
          <table:table-cell office:value-type="float" office:value="5.898" calcext:value-type="float">
            <text:p>5.898</text:p>
          </table:table-cell>
          <table:table-cell office:value-type="float" office:value="16204.5" calcext:value-type="float">
            <text:p>16204.5</text:p>
          </table:table-cell>
          <table:table-cell table:number-columns-repeated="2"/>
          <table:table-cell office:value-type="float" office:value="14734.5" calcext:value-type="float">
            <text:p>14734.5</text:p>
          </table:table-cell>
          <table:table-cell office:value-type="float" office:value="13.2" calcext:value-type="float">
            <text:p>13.2</text:p>
          </table:table-cell>
          <table:table-cell office:value-type="float" office:value="15215.3" calcext:value-type="float">
            <text:p>15215.3</text:p>
          </table:table-cell>
          <table:table-cell/>
        </table:table-row>
        <table:table-row table:style-name="ro1">
          <table:table-cell office:value-type="float" office:value="33.034" calcext:value-type="float">
            <text:p>33.034</text:p>
          </table:table-cell>
          <table:table-cell office:value-type="float" office:value="15.776" calcext:value-type="float">
            <text:p>15.776</text:p>
          </table:table-cell>
          <table:table-cell office:value-type="float" office:value="16.884" calcext:value-type="float">
            <text:p>16.884</text:p>
          </table:table-cell>
          <table:table-cell table:number-columns-repeated="2"/>
          <table:table-cell office:value-type="float" office:value="15728.4" calcext:value-type="float">
            <text:p>15728.4</text:p>
          </table:table-cell>
          <table:table-cell office:value-type="float" office:value="5.144" calcext:value-type="float">
            <text:p>5.144</text:p>
          </table:table-cell>
          <table:table-cell office:value-type="float" office:value="16396.5" calcext:value-type="float">
            <text:p>16396.5</text:p>
          </table:table-cell>
          <table:table-cell table:number-columns-repeated="2"/>
          <table:table-cell office:value-type="float" office:value="14918.3" calcext:value-type="float">
            <text:p>14918.3</text:p>
          </table:table-cell>
          <table:table-cell office:value-type="float" office:value="5.146" calcext:value-type="float">
            <text:p>5.146</text:p>
          </table:table-cell>
          <table:table-cell office:value-type="float" office:value="15027.9" calcext:value-type="float">
            <text:p>15027.9</text:p>
          </table:table-cell>
          <table:table-cell/>
        </table:table-row>
        <table:table-row table:style-name="ro1">
          <table:table-cell office:value-type="float" office:value="35.253" calcext:value-type="float">
            <text:p>35.253</text:p>
          </table:table-cell>
          <table:table-cell office:value-type="float" office:value="15.646" calcext:value-type="float">
            <text:p>15.646</text:p>
          </table:table-cell>
          <table:table-cell office:value-type="float" office:value="16.749" calcext:value-type="float">
            <text:p>16.749</text:p>
          </table:table-cell>
          <table:table-cell table:number-columns-repeated="2"/>
          <table:table-cell office:value-type="float" office:value="15910.3" calcext:value-type="float">
            <text:p>15910.3</text:p>
          </table:table-cell>
          <table:table-cell office:value-type="float" office:value="6.488" calcext:value-type="float">
            <text:p>6.488</text:p>
          </table:table-cell>
          <table:table-cell office:value-type="float" office:value="16039.7" calcext:value-type="float">
            <text:p>16039.7</text:p>
          </table:table-cell>
          <table:table-cell table:number-columns-repeated="2"/>
          <table:table-cell office:value-type="float" office:value="14991.7" calcext:value-type="float">
            <text:p>14991.7</text:p>
          </table:table-cell>
          <table:table-cell office:value-type="float" office:value="4.955" calcext:value-type="float">
            <text:p>4.955</text:p>
          </table:table-cell>
          <table:table-cell office:value-type="float" office:value="14888.1" calcext:value-type="float">
            <text:p>14888.1</text:p>
          </table:table-cell>
          <table:table-cell/>
        </table:table-row>
        <table:table-row table:style-name="ro1">
          <table:table-cell office:value-type="float" office:value="17.66" calcext:value-type="float">
            <text:p>17.66</text:p>
          </table:table-cell>
          <table:table-cell office:value-type="float" office:value="25.001" calcext:value-type="float">
            <text:p>25.001</text:p>
          </table:table-cell>
          <table:table-cell office:value-type="float" office:value="22.019" calcext:value-type="float">
            <text:p>22.019</text:p>
          </table:table-cell>
          <table:table-cell table:number-columns-repeated="2"/>
          <table:table-cell office:value-type="float" office:value="16395.9" calcext:value-type="float">
            <text:p>16395.9</text:p>
          </table:table-cell>
          <table:table-cell office:value-type="float" office:value="5.152" calcext:value-type="float">
            <text:p>5.152</text:p>
          </table:table-cell>
          <table:table-cell office:value-type="float" office:value="17022.5" calcext:value-type="float">
            <text:p>17022.5</text:p>
          </table:table-cell>
          <table:table-cell table:number-columns-repeated="2"/>
          <table:table-cell office:value-type="float" office:value="19856.6" calcext:value-type="float">
            <text:p>19856.6</text:p>
          </table:table-cell>
          <table:table-cell office:value-type="float" office:value="7.155" calcext:value-type="float">
            <text:p>7.155</text:p>
          </table:table-cell>
          <table:table-cell office:value-type="float" office:value="15135.9" calcext:value-type="float">
            <text:p>15135.9</text:p>
          </table:table-cell>
          <table:table-cell/>
        </table:table-row>
        <table:table-row table:style-name="ro1">
          <table:table-cell office:value-type="float" office:value="23.87" calcext:value-type="float">
            <text:p>23.87</text:p>
          </table:table-cell>
          <table:table-cell office:value-type="float" office:value="17.984" calcext:value-type="float">
            <text:p>17.984</text:p>
          </table:table-cell>
          <table:table-cell office:value-type="float" office:value="19.566" calcext:value-type="float">
            <text:p>19.566</text:p>
          </table:table-cell>
          <table:table-cell table:number-columns-repeated="2"/>
          <table:table-cell office:value-type="float" office:value="15686.5" calcext:value-type="float">
            <text:p>15686.5</text:p>
          </table:table-cell>
          <table:table-cell office:value-type="float" office:value="5.073" calcext:value-type="float">
            <text:p>5.073</text:p>
          </table:table-cell>
          <table:table-cell office:value-type="float" office:value="17140.4" calcext:value-type="float">
            <text:p>17140.4</text:p>
          </table:table-cell>
          <table:table-cell table:number-columns-repeated="2"/>
          <table:table-cell office:value-type="float" office:value="15715.5" calcext:value-type="float">
            <text:p>15715.5</text:p>
          </table:table-cell>
          <table:table-cell office:value-type="float" office:value="9.417" calcext:value-type="float">
            <text:p>9.417</text:p>
          </table:table-cell>
          <table:table-cell office:value-type="float" office:value="15087.5" calcext:value-type="float">
            <text:p>15087.5</text:p>
          </table:table-cell>
          <table:table-cell/>
        </table:table-row>
        <table:table-row table:style-name="ro1">
          <table:table-cell office:value-type="float" office:value="23.876" calcext:value-type="float">
            <text:p>23.876</text:p>
          </table:table-cell>
          <table:table-cell office:value-type="float" office:value="18.887" calcext:value-type="float">
            <text:p>18.887</text:p>
          </table:table-cell>
          <table:table-cell office:value-type="float" office:value="17.443" calcext:value-type="float">
            <text:p>17.443</text:p>
          </table:table-cell>
          <table:table-cell table:number-columns-repeated="2"/>
          <table:table-cell office:value-type="float" office:value="15862.7" calcext:value-type="float">
            <text:p>15862.7</text:p>
          </table:table-cell>
          <table:table-cell office:value-type="float" office:value="5.099" calcext:value-type="float">
            <text:p>5.099</text:p>
          </table:table-cell>
          <table:table-cell office:value-type="float" office:value="16072.5" calcext:value-type="float">
            <text:p>16072.5</text:p>
          </table:table-cell>
          <table:table-cell table:number-columns-repeated="2"/>
          <table:table-cell office:value-type="float" office:value="15326.8" calcext:value-type="float">
            <text:p>15326.8</text:p>
          </table:table-cell>
          <table:table-cell office:value-type="float" office:value="5.943" calcext:value-type="float">
            <text:p>5.943</text:p>
          </table:table-cell>
          <table:table-cell office:value-type="float" office:value="14956" calcext:value-type="float">
            <text:p>14956</text:p>
          </table:table-cell>
          <table:table-cell/>
        </table:table-row>
        <table:table-row table:style-name="ro1">
          <table:table-cell office:value-type="float" office:value="16.764" calcext:value-type="float">
            <text:p>16.764</text:p>
          </table:table-cell>
          <table:table-cell office:value-type="float" office:value="15.824" calcext:value-type="float">
            <text:p>15.824</text:p>
          </table:table-cell>
          <table:table-cell office:value-type="float" office:value="17.525" calcext:value-type="float">
            <text:p>17.525</text:p>
          </table:table-cell>
          <table:table-cell table:number-columns-repeated="2"/>
          <table:table-cell office:value-type="float" office:value="16044" calcext:value-type="float">
            <text:p>16044</text:p>
          </table:table-cell>
          <table:table-cell office:value-type="float" office:value="5.422" calcext:value-type="float">
            <text:p>5.422</text:p>
          </table:table-cell>
          <table:table-cell office:value-type="float" office:value="15937.7" calcext:value-type="float">
            <text:p>15937.7</text:p>
          </table:table-cell>
          <table:table-cell table:number-columns-repeated="2"/>
          <table:table-cell office:value-type="float" office:value="15194.7" calcext:value-type="float">
            <text:p>15194.7</text:p>
          </table:table-cell>
          <table:table-cell office:value-type="float" office:value="6.595" calcext:value-type="float">
            <text:p>6.595</text:p>
          </table:table-cell>
          <table:table-cell office:value-type="float" office:value="14986.4" calcext:value-type="float">
            <text:p>14986.4</text:p>
          </table:table-cell>
          <table:table-cell/>
        </table:table-row>
        <table:table-row table:style-name="ro1">
          <table:table-cell office:value-type="float" office:value="24.248" calcext:value-type="float">
            <text:p>24.248</text:p>
          </table:table-cell>
          <table:table-cell office:value-type="float" office:value="18.025" calcext:value-type="float">
            <text:p>18.025</text:p>
          </table:table-cell>
          <table:table-cell office:value-type="float" office:value="22.097" calcext:value-type="float">
            <text:p>22.097</text:p>
          </table:table-cell>
          <table:table-cell table:number-columns-repeated="2"/>
          <table:table-cell office:value-type="float" office:value="16147.1" calcext:value-type="float">
            <text:p>16147.1</text:p>
          </table:table-cell>
          <table:table-cell office:value-type="float" office:value="7.902" calcext:value-type="float">
            <text:p>7.902</text:p>
          </table:table-cell>
          <table:table-cell office:value-type="float" office:value="16041.2" calcext:value-type="float">
            <text:p>16041.2</text:p>
          </table:table-cell>
          <table:table-cell table:number-columns-repeated="2"/>
          <table:table-cell office:value-type="float" office:value="15010.9" calcext:value-type="float">
            <text:p>15010.9</text:p>
          </table:table-cell>
          <table:table-cell office:value-type="float" office:value="5.049" calcext:value-type="float">
            <text:p>5.049</text:p>
          </table:table-cell>
          <table:table-cell office:value-type="float" office:value="15034.3" calcext:value-type="float">
            <text:p>15034.3</text:p>
          </table:table-cell>
          <table:table-cell/>
        </table:table-row>
        <table:table-row table:style-name="ro1">
          <table:table-cell table:style-name="ce2" table:formula="of:=SUM([.A53:.A62])/10" office:value-type="float" office:value="23.3531" calcext:value-type="float">
            <text:p>23.3531</text:p>
          </table:table-cell>
          <table:table-cell table:style-name="ce2" table:formula="of:=SUM([.B53:.B62])/10" office:value-type="float" office:value="18.085" calcext:value-type="float">
            <text:p>18.085</text:p>
          </table:table-cell>
          <table:table-cell table:style-name="ce2" table:formula="of:=SUM([.C53:.C62])/10" office:value-type="float" office:value="18.8636" calcext:value-type="float">
            <text:p>18.8636</text:p>
          </table:table-cell>
          <table:table-cell table:number-columns-repeated="2"/>
          <table:table-cell table:style-name="ce2" table:formula="of:=SUM([.F53:.F62])/10" office:value-type="float" office:value="16457.32" calcext:value-type="float">
            <text:p>16457.32</text:p>
          </table:table-cell>
          <table:table-cell table:style-name="ce2" table:formula="of:=SUM([.G53:.G62])/10" office:value-type="float" office:value="5.6332" calcext:value-type="float">
            <text:p>5.6332</text:p>
          </table:table-cell>
          <table:table-cell table:style-name="ce2" table:formula="of:=SUM([.H53:.H62])/10" office:value-type="float" office:value="16748.16" calcext:value-type="float">
            <text:p>16748.16</text:p>
          </table:table-cell>
          <table:table-cell table:number-columns-repeated="2"/>
          <table:table-cell table:style-name="ce2" table:formula="of:=SUM([.K53:.K62])/10" office:value-type="float" office:value="15593.73" calcext:value-type="float">
            <text:p>15593.73</text:p>
          </table:table-cell>
          <table:table-cell table:style-name="ce2" table:formula="of:=SUM([.L53:.L62])/10" office:value-type="float" office:value="6.8495" calcext:value-type="float">
            <text:p>6.8495</text:p>
          </table:table-cell>
          <table:table-cell table:style-name="ce2" table:formula="of:=SUM([.M53:.M62])/10" office:value-type="float" office:value="15378.17" calcext:value-type="float">
            <text:p>15378.17</text:p>
          </table:table-cell>
          <table:table-cell/>
        </table:table-row>
        <table:table-row table:style-name="ro1">
          <table:table-cell table:number-columns-repeated="3" table:style-name="ce3" office:value-type="float" office:value="1000000" calcext:value-type="float">
            <text:p>1000000</text:p>
          </table:table-cell>
          <table:table-cell table:number-columns-repeated="2"/>
          <table:table-cell table:number-columns-repeated="3" table:style-name="ce3" office:value-type="float" office:value="1000000" calcext:value-type="float">
            <text:p>1000000</text:p>
          </table:table-cell>
          <table:table-cell table:number-columns-repeated="2"/>
          <table:table-cell table:number-columns-repeated="3" table:style-name="ce3"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91.932" calcext:value-type="float">
            <text:p>191.932</text:p>
          </table:table-cell>
          <table:table-cell office:value-type="float" office:value="170.866" calcext:value-type="float">
            <text:p>170.866</text:p>
          </table:table-cell>
          <table:table-cell office:value-type="float" office:value="200.349" calcext:value-type="float">
            <text:p>200.349</text:p>
          </table:table-cell>
          <table:table-cell table:number-columns-repeated="3"/>
          <table:table-cell office:value-type="float" office:value="61.997" calcext:value-type="float">
            <text:p>61.997</text:p>
          </table:table-cell>
          <table:table-cell table:number-columns-repeated="4"/>
          <table:table-cell office:value-type="float" office:value="60.413" calcext:value-type="float">
            <text:p>60.413</text:p>
          </table:table-cell>
          <table:table-cell table:number-columns-repeated="2"/>
        </table:table-row>
        <table:table-row table:style-name="ro1">
          <table:table-cell office:value-type="float" office:value="182.397" calcext:value-type="float">
            <text:p>182.397</text:p>
          </table:table-cell>
          <table:table-cell office:value-type="float" office:value="185.621" calcext:value-type="float">
            <text:p>185.621</text:p>
          </table:table-cell>
          <table:table-cell office:value-type="float" office:value="199.732" calcext:value-type="float">
            <text:p>199.732</text:p>
          </table:table-cell>
          <table:table-cell table:number-columns-repeated="3"/>
          <table:table-cell office:value-type="float" office:value="72.605" calcext:value-type="float">
            <text:p>72.605</text:p>
          </table:table-cell>
          <table:table-cell table:number-columns-repeated="4"/>
          <table:table-cell office:value-type="float" office:value="60.831" calcext:value-type="float">
            <text:p>60.831</text:p>
          </table:table-cell>
          <table:table-cell table:number-columns-repeated="2"/>
        </table:table-row>
        <table:table-row table:style-name="ro1">
          <table:table-cell office:value-type="float" office:value="183.38" calcext:value-type="float">
            <text:p>183.38</text:p>
          </table:table-cell>
          <table:table-cell office:value-type="float" office:value="179.388" calcext:value-type="float">
            <text:p>179.388</text:p>
          </table:table-cell>
          <table:table-cell office:value-type="float" office:value="193.393" calcext:value-type="float">
            <text:p>193.393</text:p>
          </table:table-cell>
          <table:table-cell table:number-columns-repeated="3"/>
          <table:table-cell office:value-type="float" office:value="76.604" calcext:value-type="float">
            <text:p>76.604</text:p>
          </table:table-cell>
          <table:table-cell table:number-columns-repeated="4"/>
          <table:table-cell office:value-type="float" office:value="66.734" calcext:value-type="float">
            <text:p>66.734</text:p>
          </table:table-cell>
          <table:table-cell table:number-columns-repeated="2"/>
        </table:table-row>
        <table:table-row table:style-name="ro1">
          <table:table-cell office:value-type="float" office:value="186.189" calcext:value-type="float">
            <text:p>186.189</text:p>
          </table:table-cell>
          <table:table-cell office:value-type="float" office:value="187.757" calcext:value-type="float">
            <text:p>187.757</text:p>
          </table:table-cell>
          <table:table-cell office:value-type="float" office:value="200.902" calcext:value-type="float">
            <text:p>200.902</text:p>
          </table:table-cell>
          <table:table-cell table:number-columns-repeated="3"/>
          <table:table-cell office:value-type="float" office:value="62.113" calcext:value-type="float">
            <text:p>62.113</text:p>
          </table:table-cell>
          <table:table-cell table:number-columns-repeated="4"/>
          <table:table-cell office:value-type="float" office:value="59.718" calcext:value-type="float">
            <text:p>59.718</text:p>
          </table:table-cell>
          <table:table-cell table:number-columns-repeated="2"/>
        </table:table-row>
        <table:table-row table:style-name="ro1">
          <table:table-cell office:value-type="float" office:value="184.732" calcext:value-type="float">
            <text:p>184.732</text:p>
          </table:table-cell>
          <table:table-cell office:value-type="float" office:value="186.656" calcext:value-type="float">
            <text:p>186.656</text:p>
          </table:table-cell>
          <table:table-cell office:value-type="float" office:value="201.71" calcext:value-type="float">
            <text:p>201.71</text:p>
          </table:table-cell>
          <table:table-cell table:number-columns-repeated="3"/>
          <table:table-cell office:value-type="float" office:value="78.835" calcext:value-type="float">
            <text:p>78.835</text:p>
          </table:table-cell>
          <table:table-cell table:number-columns-repeated="4"/>
          <table:table-cell office:value-type="float" office:value="61.02" calcext:value-type="float">
            <text:p>61.02</text:p>
          </table:table-cell>
          <table:table-cell table:number-columns-repeated="2"/>
        </table:table-row>
        <table:table-row table:style-name="ro1">
          <table:table-cell office:value-type="float" office:value="187.373" calcext:value-type="float">
            <text:p>187.373</text:p>
          </table:table-cell>
          <table:table-cell office:value-type="float" office:value="225.889" calcext:value-type="float">
            <text:p>225.889</text:p>
          </table:table-cell>
          <table:table-cell office:value-type="float" office:value="188.362" calcext:value-type="float">
            <text:p>188.362</text:p>
          </table:table-cell>
          <table:table-cell table:number-columns-repeated="3"/>
          <table:table-cell office:value-type="float" office:value="76.338" calcext:value-type="float">
            <text:p>76.338</text:p>
          </table:table-cell>
          <table:table-cell table:number-columns-repeated="4"/>
          <table:table-cell office:value-type="float" office:value="91.03" calcext:value-type="float">
            <text:p>91.03</text:p>
          </table:table-cell>
          <table:table-cell table:number-columns-repeated="2"/>
        </table:table-row>
        <table:table-row table:style-name="ro1">
          <table:table-cell office:value-type="float" office:value="188.162" calcext:value-type="float">
            <text:p>188.162</text:p>
          </table:table-cell>
          <table:table-cell office:value-type="float" office:value="184.713" calcext:value-type="float">
            <text:p>184.713</text:p>
          </table:table-cell>
          <table:table-cell office:value-type="float" office:value="193.03" calcext:value-type="float">
            <text:p>193.03</text:p>
          </table:table-cell>
          <table:table-cell table:number-columns-repeated="3"/>
          <table:table-cell office:value-type="float" office:value="69.326" calcext:value-type="float">
            <text:p>69.326</text:p>
          </table:table-cell>
          <table:table-cell table:number-columns-repeated="4"/>
          <table:table-cell office:value-type="float" office:value="63.109" calcext:value-type="float">
            <text:p>63.109</text:p>
          </table:table-cell>
          <table:table-cell table:number-columns-repeated="2"/>
        </table:table-row>
        <table:table-row table:style-name="ro1">
          <table:table-cell office:value-type="float" office:value="184.534" calcext:value-type="float">
            <text:p>184.534</text:p>
          </table:table-cell>
          <table:table-cell office:value-type="float" office:value="189.068" calcext:value-type="float">
            <text:p>189.068</text:p>
          </table:table-cell>
          <table:table-cell office:value-type="float" office:value="217.109" calcext:value-type="float">
            <text:p>217.109</text:p>
          </table:table-cell>
          <table:table-cell table:number-columns-repeated="3"/>
          <table:table-cell office:value-type="float" office:value="70.256" calcext:value-type="float">
            <text:p>70.256</text:p>
          </table:table-cell>
          <table:table-cell table:number-columns-repeated="4"/>
          <table:table-cell office:value-type="float" office:value="63.224" calcext:value-type="float">
            <text:p>63.224</text:p>
          </table:table-cell>
          <table:table-cell table:number-columns-repeated="2"/>
        </table:table-row>
        <table:table-row table:style-name="ro1">
          <table:table-cell office:value-type="float" office:value="180.156" calcext:value-type="float">
            <text:p>180.156</text:p>
          </table:table-cell>
          <table:table-cell office:value-type="float" office:value="197.334" calcext:value-type="float">
            <text:p>197.334</text:p>
          </table:table-cell>
          <table:table-cell office:value-type="float" office:value="200.032" calcext:value-type="float">
            <text:p>200.032</text:p>
          </table:table-cell>
          <table:table-cell table:number-columns-repeated="3"/>
          <table:table-cell office:value-type="float" office:value="86.825" calcext:value-type="float">
            <text:p>86.825</text:p>
          </table:table-cell>
          <table:table-cell table:number-columns-repeated="4"/>
          <table:table-cell office:value-type="float" office:value="63.674" calcext:value-type="float">
            <text:p>63.674</text:p>
          </table:table-cell>
          <table:table-cell table:number-columns-repeated="2"/>
        </table:table-row>
        <table:table-row table:style-name="ro1">
          <table:table-cell office:value-type="float" office:value="187.016" calcext:value-type="float">
            <text:p>187.016</text:p>
          </table:table-cell>
          <table:table-cell office:value-type="float" office:value="170.854" calcext:value-type="float">
            <text:p>170.854</text:p>
          </table:table-cell>
          <table:table-cell office:value-type="float" office:value="184.512" calcext:value-type="float">
            <text:p>184.512</text:p>
          </table:table-cell>
          <table:table-cell table:number-columns-repeated="3"/>
          <table:table-cell office:value-type="float" office:value="65.663" calcext:value-type="float">
            <text:p>65.663</text:p>
          </table:table-cell>
          <table:table-cell table:number-columns-repeated="4"/>
          <table:table-cell office:value-type="float" office:value="61.007" calcext:value-type="float">
            <text:p>61.007</text:p>
          </table:table-cell>
          <table:table-cell table:number-columns-repeated="2"/>
        </table:table-row>
        <table:table-row table:style-name="ro1">
          <table:table-cell table:style-name="ce2" table:formula="of:=SUM([.A65:.A74])/10" office:value-type="float" office:value="185.5871" calcext:value-type="float">
            <text:p>185.5871</text:p>
          </table:table-cell>
          <table:table-cell table:style-name="ce2" table:formula="of:=SUM([.B65:.B74])/10" office:value-type="float" office:value="187.8146" calcext:value-type="float">
            <text:p>187.8146</text:p>
          </table:table-cell>
          <table:table-cell table:style-name="ce2" table:formula="of:=SUM([.C65:.C74])/10" office:value-type="float" office:value="197.9131" calcext:value-type="float">
            <text:p>197.9131</text:p>
          </table:table-cell>
          <table:table-cell table:number-columns-repeated="3"/>
          <table:table-cell table:style-name="ce2" table:formula="of:=SUM([.G65:.G74])/10" office:value-type="float" office:value="72.0562" calcext:value-type="float">
            <text:p>72.0562</text:p>
          </table:table-cell>
          <table:table-cell table:number-columns-repeated="4"/>
          <table:table-cell table:style-name="ce2" table:formula="of:=SUM([.L65:.L74])/10" office:value-type="float" office:value="65.076" calcext:value-type="float">
            <text:p>65.076</text:p>
          </table:table-cell>
          <table:table-cell table:number-columns-repeated="2"/>
        </table:table-row>
        <table:table-row table:style-name="ro1">
          <table:table-cell table:number-columns-repeated="3" table:style-name="ce3" office:value-type="float" office:value="10000000" calcext:value-type="float">
            <text:p>10000000</text:p>
          </table:table-cell>
          <table:table-cell table:number-columns-repeated="2"/>
          <table:table-cell table:number-columns-repeated="3" table:style-name="ce3" office:value-type="float" office:value="10000000" calcext:value-type="float">
            <text:p>10000000</text:p>
          </table:table-cell>
          <table:table-cell table:number-columns-repeated="2"/>
          <table:table-cell table:number-columns-repeated="3" table:style-name="ce3"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1843.78" calcext:value-type="float">
            <text:p>1843.78</text:p>
          </table:table-cell>
          <table:table-cell office:value-type="float" office:value="1796.61" calcext:value-type="float">
            <text:p>1796.61</text:p>
          </table:table-cell>
          <table:table-cell office:value-type="float" office:value="2052.93" calcext:value-type="float">
            <text:p>2052.93</text:p>
          </table:table-cell>
          <table:table-cell table:number-columns-repeated="3"/>
          <table:table-cell office:value-type="float" office:value="737.391" calcext:value-type="float">
            <text:p>737.391</text:p>
          </table:table-cell>
          <table:table-cell table:number-columns-repeated="4"/>
          <table:table-cell office:value-type="float" office:value="672.775" calcext:value-type="float">
            <text:p>672.775</text:p>
          </table:table-cell>
          <table:table-cell table:number-columns-repeated="2"/>
        </table:table-row>
        <table:table-row table:style-name="ro1">
          <table:table-cell office:value-type="float" office:value="1831.01" calcext:value-type="float">
            <text:p>1831.01</text:p>
          </table:table-cell>
          <table:table-cell office:value-type="float" office:value="1807.79" calcext:value-type="float">
            <text:p>1807.79</text:p>
          </table:table-cell>
          <table:table-cell office:value-type="float" office:value="1999.62" calcext:value-type="float">
            <text:p>1999.62</text:p>
          </table:table-cell>
          <table:table-cell table:number-columns-repeated="3"/>
          <table:table-cell office:value-type="float" office:value="730.632" calcext:value-type="float">
            <text:p>730.632</text:p>
          </table:table-cell>
          <table:table-cell table:number-columns-repeated="4"/>
          <table:table-cell office:value-type="float" office:value="775.28" calcext:value-type="float">
            <text:p>775.28</text:p>
          </table:table-cell>
          <table:table-cell table:number-columns-repeated="2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785.92" calcext:value-type="float">
            <text:p>1785.92</text:p>
          </table:table-cell>
          <table:table-cell office:value-type="float" office:value="1923.78" calcext:value-type="float">
            <text:p>1923.78</text:p>
          </table:table-cell>
          <table:table-cell table:number-columns-repeated="3"/>
          <table:table-cell office:value-type="float" office:value="733.185" calcext:value-type="float">
            <text:p>733.185</text:p>
          </table:table-cell>
          <table:table-cell table:number-columns-repeated="4"/>
          <table:table-cell office:value-type="float" office:value="674.532" calcext:value-type="float">
            <text:p>674.532</text:p>
          </table:table-cell>
          <table:table-cell table:number-columns-repeated="2"/>
        </table:table-row>
        <table:table-row table:style-name="ro1">
          <table:table-cell office:value-type="float" office:value="1842.85" calcext:value-type="float">
            <text:p>1842.85</text:p>
          </table:table-cell>
          <table:table-cell office:value-type="float" office:value="1855.32" calcext:value-type="float">
            <text:p>1855.32</text:p>
          </table:table-cell>
          <table:table-cell office:value-type="float" office:value="2059.76" calcext:value-type="float">
            <text:p>2059.76</text:p>
          </table:table-cell>
          <table:table-cell table:number-columns-repeated="3"/>
          <table:table-cell office:value-type="float" office:value="736.272" calcext:value-type="float">
            <text:p>736.272</text:p>
          </table:table-cell>
          <table:table-cell table:number-columns-repeated="4"/>
          <table:table-cell office:value-type="float" office:value="705.314" calcext:value-type="float">
            <text:p>705.314</text:p>
          </table:table-cell>
          <table:table-cell table:number-columns-repeated="2"/>
        </table:table-row>
        <table:table-row table:style-name="ro1">
          <table:table-cell office:value-type="float" office:value="1826.01" calcext:value-type="float">
            <text:p>1826.01</text:p>
          </table:table-cell>
          <table:table-cell office:value-type="float" office:value="1766.14" calcext:value-type="float">
            <text:p>1766.14</text:p>
          </table:table-cell>
          <table:table-cell office:value-type="float" office:value="1922.41" calcext:value-type="float">
            <text:p>1922.41</text:p>
          </table:table-cell>
          <table:table-cell table:number-columns-repeated="3"/>
          <table:table-cell office:value-type="float" office:value="732.086" calcext:value-type="float">
            <text:p>732.086</text:p>
          </table:table-cell>
          <table:table-cell table:number-columns-repeated="4"/>
          <table:table-cell office:value-type="float" office:value="674.179" calcext:value-type="float">
            <text:p>674.179</text:p>
          </table:table-cell>
          <table:table-cell table:number-columns-repeated="2"/>
        </table:table-row>
        <table:table-row table:style-name="ro1">
          <table:table-cell office:value-type="float" office:value="1838.01" calcext:value-type="float">
            <text:p>1838.01</text:p>
          </table:table-cell>
          <table:table-cell office:value-type="float" office:value="1752.8" calcext:value-type="float">
            <text:p>1752.8</text:p>
          </table:table-cell>
          <table:table-cell office:value-type="float" office:value="1855.6" calcext:value-type="float">
            <text:p>1855.6</text:p>
          </table:table-cell>
          <table:table-cell table:number-columns-repeated="3"/>
          <table:table-cell office:value-type="float" office:value="740.936" calcext:value-type="float">
            <text:p>740.936</text:p>
          </table:table-cell>
          <table:table-cell table:number-columns-repeated="4"/>
          <table:table-cell office:value-type="float" office:value="681.813" calcext:value-type="float">
            <text:p>681.813</text:p>
          </table:table-cell>
          <table:table-cell table:number-columns-repeated="2"/>
        </table:table-row>
        <table:table-row table:style-name="ro1">
          <table:table-cell office:value-type="float" office:value="1771.44" calcext:value-type="float">
            <text:p>1771.44</text:p>
          </table:table-cell>
          <table:table-cell office:value-type="float" office:value="1746.7" calcext:value-type="float">
            <text:p>1746.7</text:p>
          </table:table-cell>
          <table:table-cell office:value-type="float" office:value="1843.1" calcext:value-type="float">
            <text:p>1843.1</text:p>
          </table:table-cell>
          <table:table-cell table:number-columns-repeated="3"/>
          <table:table-cell office:value-type="float" office:value="753.784" calcext:value-type="float">
            <text:p>753.784</text:p>
          </table:table-cell>
          <table:table-cell table:number-columns-repeated="4"/>
          <table:table-cell office:value-type="float" office:value="668.648" calcext:value-type="float">
            <text:p>668.648</text:p>
          </table:table-cell>
          <table:table-cell table:number-columns-repeated="2"/>
        </table:table-row>
        <table:table-row table:style-name="ro1">
          <table:table-cell office:value-type="float" office:value="1801.32" calcext:value-type="float">
            <text:p>1801.32</text:p>
          </table:table-cell>
          <table:table-cell office:value-type="float" office:value="1748.56" calcext:value-type="float">
            <text:p>1748.56</text:p>
          </table:table-cell>
          <table:table-cell office:value-type="float" office:value="1811.81" calcext:value-type="float">
            <text:p>1811.81</text:p>
          </table:table-cell>
          <table:table-cell table:number-columns-repeated="3"/>
          <table:table-cell office:value-type="float" office:value="809.123" calcext:value-type="float">
            <text:p>809.123</text:p>
          </table:table-cell>
          <table:table-cell table:number-columns-repeated="4"/>
          <table:table-cell office:value-type="float" office:value="709.178" calcext:value-type="float">
            <text:p>709.178</text:p>
          </table:table-cell>
          <table:table-cell table:number-columns-repeated="2"/>
        </table:table-row>
        <table:table-row table:style-name="ro1">
          <table:table-cell office:value-type="float" office:value="1840.91" calcext:value-type="float">
            <text:p>1840.91</text:p>
          </table:table-cell>
          <table:table-cell office:value-type="float" office:value="1870.96" calcext:value-type="float">
            <text:p>1870.96</text:p>
          </table:table-cell>
          <table:table-cell office:value-type="float" office:value="1847.38" calcext:value-type="float">
            <text:p>1847.38</text:p>
          </table:table-cell>
          <table:table-cell table:number-columns-repeated="3"/>
          <table:table-cell office:value-type="float" office:value="850.756" calcext:value-type="float">
            <text:p>850.756</text:p>
          </table:table-cell>
          <table:table-cell table:number-columns-repeated="4"/>
          <table:table-cell office:value-type="float" office:value="684.868" calcext:value-type="float">
            <text:p>684.868</text:p>
          </table:table-cell>
          <table:table-cell table:number-columns-repeated="2"/>
        </table:table-row>
        <table:table-row table:style-name="ro1">
          <table:table-cell office:value-type="float" office:value="1814.94" calcext:value-type="float">
            <text:p>1814.94</text:p>
          </table:table-cell>
          <table:table-cell office:value-type="float" office:value="1824.5" calcext:value-type="float">
            <text:p>1824.5</text:p>
          </table:table-cell>
          <table:table-cell office:value-type="float" office:value="1882.26" calcext:value-type="float">
            <text:p>1882.26</text:p>
          </table:table-cell>
          <table:table-cell table:number-columns-repeated="3"/>
          <table:table-cell office:value-type="float" office:value="770.077" calcext:value-type="float">
            <text:p>770.077</text:p>
          </table:table-cell>
          <table:table-cell table:number-columns-repeated="4"/>
          <table:table-cell office:value-type="float" office:value="682.949" calcext:value-type="float">
            <text:p>682.949</text:p>
          </table:table-cell>
          <table:table-cell table:number-columns-repeated="2"/>
        </table:table-row>
        <table:table-row table:style-name="ro1">
          <table:table-cell table:style-name="ce2" table:formula="of:=SUM([.A77:.A86])/10" office:value-type="float" office:value="1822.827" calcext:value-type="float">
            <text:p>1822.827</text:p>
          </table:table-cell>
          <table:table-cell table:style-name="ce2" table:formula="of:=SUM([.B77:.B86])" office:value-type="float" office:value="17955.3" calcext:value-type="float">
            <text:p>17955.3</text:p>
          </table:table-cell>
          <table:table-cell table:style-name="ce2" table:formula="of:=SUM([.C77:.C86])/10" office:value-type="float" office:value="1919.865" calcext:value-type="float">
            <text:p>1919.865</text:p>
          </table:table-cell>
          <table:table-cell table:number-columns-repeated="3"/>
          <table:table-cell table:style-name="ce2" table:formula="of:=SUM([.G77:.G86])/10" office:value-type="float" office:value="759.4242" calcext:value-type="float">
            <text:p>759.4242</text:p>
          </table:table-cell>
          <table:table-cell table:number-columns-repeated="4"/>
          <table:table-cell table:style-name="ce2" table:formula="of:=SUM([.L77:.L86])/10" office:value-type="float" office:value="692.9536" calcext:value-type="float">
            <text:p>692.9536</text:p>
          </table:table-cell>
          <table:table-cell table:number-columns-repeated="2"/>
        </table:table-row>
        <table:table-row table:style-name="ro1">
          <table:table-cell table:number-columns-repeated="3" table:style-name="ce3" office:value-type="float" office:value="100000000" calcext:value-type="float">
            <text:p>100000000</text:p>
          </table:table-cell>
          <table:table-cell table:number-columns-repeated="2"/>
          <table:table-cell table:number-columns-repeated="3" table:style-name="ce3" office:value-type="float" office:value="100000000" calcext:value-type="float">
            <text:p>100000000</text:p>
          </table:table-cell>
          <table:table-cell table:number-columns-repeated="2"/>
          <table:table-cell table:number-columns-repeated="3" table:style-name="ce3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20258.6" calcext:value-type="float">
            <text:p>20258.6</text:p>
          </table:table-cell>
          <table:table-cell office:value-type="float" office:value="19924.4" calcext:value-type="float">
            <text:p>19924.4</text:p>
          </table:table-cell>
          <table:table-cell office:value-type="float" office:value="18789.5" calcext:value-type="float">
            <text:p>18789.5</text:p>
          </table:table-cell>
          <table:table-cell table:number-columns-repeated="3"/>
          <table:table-cell office:value-type="float" office:value="8730.08" calcext:value-type="float">
            <text:p>8730.08</text:p>
          </table:table-cell>
          <table:table-cell table:number-columns-repeated="4"/>
          <table:table-cell office:value-type="float" office:value="8040.71" calcext:value-type="float">
            <text:p>8040.71</text:p>
          </table:table-cell>
          <table:table-cell table:number-columns-repeated="2"/>
        </table:table-row>
        <table:table-row table:style-name="ro1">
          <table:table-cell office:value-type="float" office:value="19505.1" calcext:value-type="float">
            <text:p>19505.1</text:p>
          </table:table-cell>
          <table:table-cell office:value-type="float" office:value="18947.4" calcext:value-type="float">
            <text:p>18947.4</text:p>
          </table:table-cell>
          <table:table-cell office:value-type="float" office:value="19181.3" calcext:value-type="float">
            <text:p>19181.3</text:p>
          </table:table-cell>
          <table:table-cell table:number-columns-repeated="3"/>
          <table:table-cell office:value-type="float" office:value="9209.72" calcext:value-type="float">
            <text:p>9209.72</text:p>
          </table:table-cell>
          <table:table-cell table:number-columns-repeated="4"/>
          <table:table-cell office:value-type="float" office:value="7895.62" calcext:value-type="float">
            <text:p>7895.62</text:p>
          </table:table-cell>
          <table:table-cell table:number-columns-repeated="2"/>
        </table:table-row>
        <table:table-row table:style-name="ro1">
          <table:table-cell office:value-type="float" office:value="19743.8" calcext:value-type="float">
            <text:p>19743.8</text:p>
          </table:table-cell>
          <table:table-cell office:value-type="float" office:value="19224.1" calcext:value-type="float">
            <text:p>19224.1</text:p>
          </table:table-cell>
          <table:table-cell office:value-type="float" office:value="19147.1" calcext:value-type="float">
            <text:p>19147.1</text:p>
          </table:table-cell>
          <table:table-cell table:number-columns-repeated="3"/>
          <table:table-cell office:value-type="float" office:value="9396.48" calcext:value-type="float">
            <text:p>9396.48</text:p>
          </table:table-cell>
          <table:table-cell table:number-columns-repeated="4"/>
          <table:table-cell office:value-type="float" office:value="7795.43" calcext:value-type="float">
            <text:p>7795.43</text:p>
          </table:table-cell>
          <table:table-cell table:number-columns-repeated="2"/>
        </table:table-row>
        <table:table-row table:style-name="ro1">
          <table:table-cell office:value-type="float" office:value="19986.5" calcext:value-type="float">
            <text:p>19986.5</text:p>
          </table:table-cell>
          <table:table-cell office:value-type="float" office:value="18693.6" calcext:value-type="float">
            <text:p>18693.6</text:p>
          </table:table-cell>
          <table:table-cell office:value-type="float" office:value="19087.1" calcext:value-type="float">
            <text:p>19087.1</text:p>
          </table:table-cell>
          <table:table-cell table:number-columns-repeated="3"/>
          <table:table-cell office:value-type="float" office:value="9922.18" calcext:value-type="float">
            <text:p>9922.18</text:p>
          </table:table-cell>
          <table:table-cell table:number-columns-repeated="4"/>
          <table:table-cell office:value-type="float" office:value="7842.91" calcext:value-type="float">
            <text:p>7842.91</text:p>
          </table:table-cell>
          <table:table-cell table:number-columns-repeated="2"/>
        </table:table-row>
        <table:table-row table:style-name="ro1">
          <table:table-cell office:value-type="float" office:value="19268.4" calcext:value-type="float">
            <text:p>19268.4</text:p>
          </table:table-cell>
          <table:table-cell office:value-type="float" office:value="18547.2" calcext:value-type="float">
            <text:p>18547.2</text:p>
          </table:table-cell>
          <table:table-cell office:value-type="float" office:value="19230.4" calcext:value-type="float">
            <text:p>19230.4</text:p>
          </table:table-cell>
          <table:table-cell table:number-columns-repeated="3"/>
          <table:table-cell office:value-type="float" office:value="9899.77" calcext:value-type="float">
            <text:p>9899.77</text:p>
          </table:table-cell>
          <table:table-cell table:number-columns-repeated="4"/>
          <table:table-cell office:value-type="float" office:value="8003.53" calcext:value-type="float">
            <text:p>8003.53</text:p>
          </table:table-cell>
          <table:table-cell table:number-columns-repeated="2"/>
        </table:table-row>
        <table:table-row table:style-name="ro1">
          <table:table-cell office:value-type="float" office:value="19029.4" calcext:value-type="float">
            <text:p>19029.4</text:p>
          </table:table-cell>
          <table:table-cell office:value-type="float" office:value="18468.2" calcext:value-type="float">
            <text:p>18468.2</text:p>
          </table:table-cell>
          <table:table-cell office:value-type="float" office:value="19377" calcext:value-type="float">
            <text:p>19377</text:p>
          </table:table-cell>
          <table:table-cell table:number-columns-repeated="3"/>
          <table:table-cell office:value-type="float" office:value="9951.26" calcext:value-type="float">
            <text:p>9951.26</text:p>
          </table:table-cell>
          <table:table-cell table:number-columns-repeated="4"/>
          <table:table-cell office:value-type="float" office:value="8210.46" calcext:value-type="float">
            <text:p>8210.46</text:p>
          </table:table-cell>
          <table:table-cell table:number-columns-repeated="2"/>
        </table:table-row>
        <table:table-row table:style-name="ro1">
          <table:table-cell office:value-type="float" office:value="19934.7" calcext:value-type="float">
            <text:p>19934.7</text:p>
          </table:table-cell>
          <table:table-cell office:value-type="float" office:value="18457" calcext:value-type="float">
            <text:p>18457</text:p>
          </table:table-cell>
          <table:table-cell office:value-type="float" office:value="19296.7" calcext:value-type="float">
            <text:p>19296.7</text:p>
          </table:table-cell>
          <table:table-cell table:number-columns-repeated="3"/>
          <table:table-cell office:value-type="float" office:value="9682.71" calcext:value-type="float">
            <text:p>9682.71</text:p>
          </table:table-cell>
          <table:table-cell table:number-columns-repeated="4"/>
          <table:table-cell office:value-type="float" office:value="7873.43" calcext:value-type="float">
            <text:p>7873.43</text:p>
          </table:table-cell>
          <table:table-cell table:number-columns-repeated="2"/>
        </table:table-row>
        <table:table-row table:style-name="ro1">
          <table:table-cell office:value-type="float" office:value="19485.5" calcext:value-type="float">
            <text:p>19485.5</text:p>
          </table:table-cell>
          <table:table-cell office:value-type="float" office:value="18590.8" calcext:value-type="float">
            <text:p>18590.8</text:p>
          </table:table-cell>
          <table:table-cell office:value-type="float" office:value="19135.7" calcext:value-type="float">
            <text:p>19135.7</text:p>
          </table:table-cell>
          <table:table-cell table:number-columns-repeated="3"/>
          <table:table-cell office:value-type="float" office:value="9298.98" calcext:value-type="float">
            <text:p>9298.98</text:p>
          </table:table-cell>
          <table:table-cell table:number-columns-repeated="4"/>
          <table:table-cell office:value-type="float" office:value="7837.32" calcext:value-type="float">
            <text:p>7837.32</text:p>
          </table:table-cell>
          <table:table-cell table:number-columns-repeated="2"/>
        </table:table-row>
        <table:table-row table:style-name="ro1">
          <table:table-cell office:value-type="float" office:value="19792.2" calcext:value-type="float">
            <text:p>19792.2</text:p>
          </table:table-cell>
          <table:table-cell office:value-type="float" office:value="18582.5" calcext:value-type="float">
            <text:p>18582.5</text:p>
          </table:table-cell>
          <table:table-cell office:value-type="float" office:value="18710" calcext:value-type="float">
            <text:p>18710</text:p>
          </table:table-cell>
          <table:table-cell table:number-columns-repeated="3"/>
          <table:table-cell office:value-type="float" office:value="9241.44" calcext:value-type="float">
            <text:p>9241.44</text:p>
          </table:table-cell>
          <table:table-cell table:number-columns-repeated="4"/>
          <table:table-cell office:value-type="float" office:value="7917.28" calcext:value-type="float">
            <text:p>7917.28</text:p>
          </table:table-cell>
          <table:table-cell table:number-columns-repeated="2"/>
        </table:table-row>
        <table:table-row table:style-name="ro1">
          <table:table-cell office:value-type="float" office:value="19493" calcext:value-type="float">
            <text:p>19493</text:p>
          </table:table-cell>
          <table:table-cell office:value-type="float" office:value="18443.4" calcext:value-type="float">
            <text:p>18443.4</text:p>
          </table:table-cell>
          <table:table-cell office:value-type="float" office:value="19310.9" calcext:value-type="float">
            <text:p>19310.9</text:p>
          </table:table-cell>
          <table:table-cell table:number-columns-repeated="3"/>
          <table:table-cell office:value-type="float" office:value="9271.8" calcext:value-type="float">
            <text:p>9271.8</text:p>
          </table:table-cell>
          <table:table-cell table:number-columns-repeated="4"/>
          <table:table-cell office:value-type="float" office:value="7877.54" calcext:value-type="float">
            <text:p>7877.54</text:p>
          </table:table-cell>
          <table:table-cell table:number-columns-repeated="2"/>
        </table:table-row>
        <table:table-row table:style-name="ro1">
          <table:table-cell table:style-name="ce2" table:formula="of:=SUM([.A89:.A98])/10" office:value-type="float" office:value="19649.72" calcext:value-type="float">
            <text:p>19649.72</text:p>
          </table:table-cell>
          <table:table-cell table:style-name="ce2" table:formula="of:=SUM([.B89:.B98])/10" office:value-type="float" office:value="18787.86" calcext:value-type="float">
            <text:p>18787.86</text:p>
          </table:table-cell>
          <table:table-cell table:style-name="ce2" table:formula="of:=SUM([.C89:.C98])/10" office:value-type="float" office:value="19126.57" calcext:value-type="float">
            <text:p>19126.57</text:p>
          </table:table-cell>
          <table:table-cell table:number-columns-repeated="3"/>
          <table:table-cell table:style-name="ce2" table:formula="of:=SUM([.G89:.G98])/10" office:value-type="float" office:value="9460.442" calcext:value-type="float">
            <text:p>9460.442</text:p>
          </table:table-cell>
          <table:table-cell table:number-columns-repeated="4"/>
          <table:table-cell table:style-name="ce2" table:formula="of:=SUM([.L89:.L98])/10" office:value-type="float" office:value="7929.423" calcext:value-type="float">
            <text:p>7929.42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18:20:14.034046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22:32:06.592264961</meta:creation-date>
    <dc:date>2017-04-21T19:34:33.488987316</dc:date>
    <meta:editing-duration>PT16M57S</meta:editing-duration>
    <meta:editing-cycles>3</meta:editing-cycles>
    <meta:generator>LibreOffice/5.1.4.2$Linux_X86_64 LibreOffice_project/10m0$Build-2</meta:generator>
    <meta:document-statistic meta:table-count="1" meta:cell-count="720" meta:object-count="0"/>
  </office:meta>
</office:document-meta>
</file>